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1400001575000005D8FCBAC2B6.wmf"/>
  <manifest:file-entry manifest:media-type="image/png" manifest:full-path="Pictures/100000000000016A0000004E006CA83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4.817cm" fo:margin-left="0.092cm" fo:margin-right="1.088cm" table:align="margins" style:writing-mode="lr-tb"/>
    </style:style>
    <style:style style:name="Table1.A" style:family="table-column">
      <style:table-column-properties style:column-width="1.746cm" style:rel-column-width="7723*"/>
    </style:style>
    <style:style style:name="Table1.B" style:family="table-column">
      <style:table-column-properties style:column-width="3.493cm" style:rel-column-width="15447*"/>
    </style:style>
    <style:style style:name="Table1.C" style:family="table-column">
      <style:table-column-properties style:column-width="2.619cm" style:rel-column-width="11585*"/>
    </style:style>
    <style:style style:name="Table1.D" style:family="table-column">
      <style:table-column-properties style:column-width="6.959cm" style:rel-column-width="30780*"/>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row">
      <style:table-row-properties style:min-row-height="0.55cm" style:keep-together="true" fo:keep-together="auto"/>
    </style:style>
    <style:style style:name="Table1.A7"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text-properties fo:color="#3366ff" fo:font-size="12pt" fo:font-weight="bold" style:font-size-asian="12pt" style:font-weight-asian="bold" style:font-size-complex="12pt"/>
    </style:style>
    <style:style style:name="P4" style:family="paragraph" style:parent-style-name="Header">
      <style:text-properties fo:color="#3366ff" fo:font-size="12pt" fo:language="en" fo:country="US" fo:font-weight="bold" style:font-size-asian="12pt" style:font-weight-asian="bold" style:font-size-complex="12pt"/>
    </style:style>
    <style:style style:name="P5" style:family="paragraph" style:parent-style-name="Header">
      <style:text-properties style:font-size-complex="8pt"/>
    </style:style>
    <style:style style:name="P6" style:family="paragraph" style:parent-style-name="Footer">
      <style:paragraph-properties fo:text-align="start" style:justify-single-word="false"/>
    </style:style>
    <style:style style:name="P7" style:family="paragraph" style:parent-style-name="Standard">
      <style:text-properties fo:language="nb" fo:country="NO"/>
    </style:style>
    <style:style style:name="P8" style:family="paragraph" style:parent-style-name="Standard">
      <style:paragraph-properties fo:text-align="end" style:justify-single-word="false"/>
    </style:style>
    <style:style style:name="P9" style:family="paragraph" style:parent-style-name="Standard">
      <style:text-properties fo:font-style="italic" style:font-style-asian="italic"/>
    </style:style>
    <style:style style:name="P10" style:family="paragraph" style:parent-style-name="Standard">
      <style:paragraph-properties>
        <style:tab-stops>
          <style:tab-stop style:position="0.706cm"/>
          <style:tab-stop style:position="15.981cm" style:type="right" style:leader-style="dotted" style:leader-text="."/>
        </style:tab-stops>
      </style:paragraph-properties>
    </style:style>
    <style:style style:name="P11" style:family="paragraph" style:parent-style-name="Standard">
      <style:paragraph-properties style:snap-to-layout-grid="false"/>
    </style:style>
    <style:style style:name="P12" style:family="paragraph" style:parent-style-name="Standard">
      <style:paragraph-properties fo:text-align="justify" style:justify-single-word="false"/>
    </style:style>
    <style:style style:name="P13" style:family="paragraph" style:parent-style-name="Footer">
      <style:paragraph-properties fo:margin-left="0cm" fo:margin-right="0.635cm" fo:text-indent="0cm" style:auto-text-indent="false"/>
    </style:style>
    <style:style style:name="P14" style:family="paragraph" style:parent-style-name="Standard">
      <style:paragraph-properties fo:margin-top="0.635cm" fo:margin-bottom="0cm" fo:text-align="center" style:justify-single-word="false">
        <style:tab-stops>
          <style:tab-stop style:position="9.112cm"/>
        </style:tab-stops>
      </style:paragraph-properties>
      <style:text-properties fo:font-style="italic" style:font-style-asian="italic"/>
    </style:style>
    <style:style style:name="P15" style:family="paragraph" style:parent-style-name="Standard">
      <style:paragraph-properties fo:margin-top="0cm" fo:margin-bottom="0.847cm"/>
      <style:text-properties fo:font-style="italic" fo:font-weight="bold" style:font-style-asian="italic" style:font-weight-asian="bold"/>
    </style:style>
    <style:style style:name="P16" style:family="paragraph" style:parent-style-name="Title">
      <style:text-properties fo:language="nb" fo:country="NO"/>
    </style:style>
    <style:style style:name="P17" style:family="paragraph" style:parent-style-name="Title">
      <style:text-properties fo:language="en" fo:country="US"/>
    </style:style>
    <style:style style:name="P18" style:family="paragraph" style:parent-style-name="Body">
      <style:paragraph-properties fo:margin-left="0cm" fo:margin-right="0cm"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Table_20_Text">
      <style:paragraph-properties style:snap-to-layout-grid="false"/>
    </style:style>
    <style:style style:name="P21" style:family="paragraph" style:parent-style-name="Undertittel1">
      <style:text-properties fo:language="zxx" fo:country="none" style:language-asian="zxx" style:country-asian="none"/>
    </style:style>
    <style:style style:name="P22" style:family="paragraph" style:parent-style-name="Code">
      <style:text-properties fo:font-size="8pt" style:font-size-asian="8pt" style:font-size-complex="8pt"/>
    </style:style>
    <style:style style:name="P23" style:family="paragraph" style:parent-style-name="Contents_20_1">
      <style:paragraph-properties>
        <style:tab-stops>
          <style:tab-stop style:position="15.997cm" style:type="right" style:leader-style="dotted" style:leader-text="."/>
        </style:tab-stops>
      </style:paragraph-properties>
    </style:style>
    <style:style style:name="P24" style:family="paragraph" style:parent-style-name="Contents_20_2">
      <style:paragraph-properties>
        <style:tab-stops>
          <style:tab-stop style:position="15.997cm" style:type="right" style:leader-style="dotted" style:leader-text="."/>
        </style:tab-stops>
      </style:paragraph-properties>
    </style:style>
    <style:style style:name="P25" style:family="paragraph" style:parent-style-name="Standard" style:master-page-name="Convert_20_1">
      <style:paragraph-properties style:page-number="auto"/>
      <style:text-properties fo:font-style="italic" style:font-style-asian="italic"/>
    </style:style>
    <style:style style:name="P26" style:family="paragraph" style:parent-style-name="Body" style:list-style-name="L1"/>
    <style:style style:name="P27" style:family="paragraph" style:parent-style-name="Body" style:list-style-name="L1">
      <style:paragraph-properties fo:margin-left="0cm" fo:margin-right="0cm" fo:text-indent="0cm" style:auto-text-indent="false"/>
    </style:style>
    <style:style style:name="P28" style:family="paragraph" style:parent-style-name="Heading_20_2">
      <style:paragraph-properties fo:text-align="justify" style:justify-single-word="false">
        <style:tab-stops>
          <style:tab-stop style:position="2cm"/>
        </style:tab-stops>
      </style:paragraph-properties>
    </style:style>
    <style:style style:name="P29" style:family="paragraph" style:parent-style-name="Heading_20_2">
      <style:paragraph-properties fo:margin-left="0cm" fo:margin-right="0cm" fo:text-align="justify" style:justify-single-word="false" fo:text-indent="0cm" style:auto-text-indent="false">
        <style:tab-stops>
          <style:tab-stop style:position="2cm"/>
        </style:tab-stops>
      </style:paragraph-properties>
    </style:style>
    <style:style style:name="P30" style:family="paragraph" style:parent-style-name="Heading_20_1">
      <style:paragraph-properties>
        <style:tab-stops>
          <style:tab-stop style:position="2cm"/>
        </style:tab-stops>
      </style:paragraph-properties>
    </style:style>
    <style:style style:name="P31" style:family="paragraph" style:parent-style-name="Heading_20_1" style:master-page-name="Convert_20_3">
      <style:paragraph-properties fo:margin-top="0cm" fo:margin-bottom="0.212cm" style:page-number="auto">
        <style:tab-stops>
          <style:tab-stop style:position="2cm"/>
        </style:tab-stops>
      </style:paragraph-properties>
    </style:style>
    <style:style style:name="P32" style:family="paragraph" style:parent-style-name="Heading_20_1">
      <style:paragraph-properties fo:margin-top="0cm" fo:margin-bottom="0.212cm">
        <style:tab-stops>
          <style:tab-stop style:position="2cm"/>
        </style:tab-stops>
      </style:paragraph-properties>
    </style:style>
    <style:style style:name="P33" style:family="paragraph">
      <style:paragraph-properties fo:text-align="center" style:writing-mode="lr-tb"/>
      <style:text-properties fo:font-size="24pt"/>
    </style:style>
    <style:style style:name="T1" style:family="text">
      <style:text-properties fo:color="#3366ff" fo:font-size="12pt" fo:font-weight="bold" style:font-size-asian="12pt" style:font-weight-asian="bold" style:font-size-complex="12pt"/>
    </style:style>
    <style:style style:name="T2" style:family="text">
      <style:text-properties fo:color="#3366ff" fo:font-size="8pt" fo:font-weight="bold" style:font-size-asian="8pt" style:font-weight-asian="bold" style:font-size-complex="8pt"/>
    </style:style>
    <style:style style:name="T3" style:family="text">
      <style:text-properties fo:font-size="8pt" fo:font-weight="bold" style:font-size-asian="8pt" style:font-weight-asian="bold" style:font-size-complex="8pt"/>
    </style:style>
    <style:style style:name="T4" style:family="text">
      <style:text-properties fo:color="#c80000"/>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fo:color="#000000" style:font-name="Courier New1" style:font-name-asian="Courier New1" style:font-name-complex="Courier New1"/>
    </style:style>
    <style:style style:name="T8" style:family="text">
      <style:text-properties fo:color="#2a00ff"/>
    </style:style>
    <style:style style:name="T9" style:family="text">
      <style:text-properties fo:color="#2a00ff" style:text-underline-style="solid" style:text-underline-width="auto" style:text-underline-color="font-color"/>
    </style:style>
    <style:style style:name="T10" style:family="text">
      <style:text-properties fo:color="#2a00ff" style:font-name="Courier New1" style:font-name-asian="Courier New1" style:font-name-complex="Courier New1"/>
    </style:style>
    <style:style style:name="T11" style:family="text">
      <style:text-properties style:text-underline-style="solid" style:text-underline-width="auto" style:text-underline-color="font-color"/>
    </style:style>
    <style:style style:name="T12"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3366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6"/>
      <text:p text:style-name="P16"/>
      <text:p text:style-name="P16"/>
      <text:p text:style-name="P16"/>
      <text:p text:style-name="P17"><text:bookmark-start text:name="__RefHeading__812_271005391"/>Fusion Core Server<text:line-break/>User Manual<text:bookmark-end text:name="__RefHeading__812_271005391"/></text:p>
      <text:p text:style-name="P21"><text:bookmark-start text:name="__RefHeading__814_271005391"/>2013R1<text:bookmark-end text:name="__RefHeading__814_271005391"/></text:p>
      <text:p text:style-name="P9"/>
      <text:p text:style-name="P14">© 2007-2013 Ping Communication</text:p>
      <text:p text:style-name="P25"/>
      <text:p text:style-name="P15">Table of Contents</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8.496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8.995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9.495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20.493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23"><text:a xlink:type="simple" xlink:href="#__RefHeading__812_271005391"><text:s/>Fusion Core Server<text:line-break/>User Manual<text:tab/>1</text:a></text:p>
          <text:p text:style-name="P23"><text:a xlink:type="simple" xlink:href="#__RefHeading__814_271005391"><text:s/>2013R1<text:tab/>1</text:a></text:p>
          <text:p text:style-name="P23"><text:a xlink:type="simple" xlink:href="#__RefHeading__816_271005391">1 Document Introduction<text:tab/>3</text:a></text:p>
          <text:p text:style-name="P24"><text:a xlink:type="simple" xlink:href="#__RefHeading__818_271005391">1.1 Document Purpose<text:tab/>3</text:a></text:p>
          <text:p text:style-name="P24"><text:a xlink:type="simple" xlink:href="#__RefHeading__820_271005391">1.2 Document Audience<text:tab/>3</text:a></text:p>
          <text:p text:style-name="P24"><text:a xlink:type="simple" xlink:href="#__RefHeading__822_271005391">1.3 Document History<text:tab/>3</text:a></text:p>
          <text:p text:style-name="P23"><text:a xlink:type="simple" xlink:href="#__RefHeading__826_271005391">2 Introduction<text:tab/>4</text:a></text:p>
          <text:p text:style-name="P23"><text:a xlink:type="simple" xlink:href="#__RefHeading__828_271005391">3 Configuration<text:tab/>5</text:a></text:p>
          <text:p text:style-name="P23"><text:a xlink:type="simple" xlink:href="#__RefHeading__830_271005391">4 Operation<text:tab/>8</text:a></text:p>
        </text:index-body>
      </text:table-of-content>
      <text:section text:style-name="Sect2" text:name="Section2">
        <text:p text:style-name="P10"/>
        <text:h text:style-name="P31" text:outline-level="1"><text:bookmark-start text:name="__RefHeading__816_271005391"/>Document Introduction<text:bookmark-end text:name="__RefHeading__816_271005391"/></text:h>
        <text:h text:style-name="P28" text:outline-level="2"><text:bookmark-start text:name="__RefHeading__818_271005391"/>Document Purpose<text:bookmark-end text:name="__RefHeading__818_271005391"/></text:h>
        <text:p text:style-name="Standard">The purpose of the document is to explain what Fusion Job Control Server is and how to use it.</text:p>
        <text:h text:style-name="P28" text:outline-level="2"><text:bookmark-start text:name="__RefHeading__820_271005391"/>Document Audience<text:bookmark-end text:name="__RefHeading__820_271005391"/></text:h>
        <text:p text:style-name="Standard">Fusion Administrators. </text:p>
        <text:h text:style-name="P28" text:outline-level="2"><text:bookmark-start text:name="__RefHeading__822_271005391"/>Document History<text:bookmark-end text:name="__RefHeading__822_27100539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Version</text:p>
            </table:table-cell>
            <table:table-cell table:style-name="Table1.A1" office:value-type="string">
              <text:p text:style-name="P11">Editor</text:p>
            </table:table-cell>
            <table:table-cell table:style-name="Table1.A1" office:value-type="string">
              <text:p text:style-name="P11">Date</text:p>
            </table:table-cell>
            <table:table-cell table:style-name="Table1.D1" office:value-type="string">
              <text:p text:style-name="P11">Changes</text:p>
            </table:table-cell>
          </table:table-row>
          <table:table-row table:style-name="Table1.1">
            <table:table-cell table:style-name="Table1.A2" office:value-type="string">
              <text:p text:style-name="P20">1.0.2</text:p>
            </table:table-cell>
            <table:table-cell table:style-name="Table1.A2" office:value-type="string">
              <text:p text:style-name="P20">M. Simonsen</text:p>
            </table:table-cell>
            <table:table-cell table:style-name="Table1.A2" office:value-type="string">
              <text:p text:style-name="P20">18-Feb-09</text:p>
            </table:table-cell>
            <table:table-cell table:style-name="Table1.D2" office:value-type="string">
              <text:p text:style-name="P20">Initial version</text:p>
            </table:table-cell>
          </table:table-row>
          <table:table-row table:style-name="Table1.1">
            <table:table-cell table:style-name="Table1.A2" office:value-type="string">
              <text:p text:style-name="P20">1.0.3</text:p>
            </table:table-cell>
            <table:table-cell table:style-name="Table1.A2" office:value-type="string">
              <text:p text:style-name="P20">M. Simonsen</text:p>
            </table:table-cell>
            <table:table-cell table:style-name="Table1.A2" office:value-type="string">
              <text:p text:style-name="P20">23-Mar-09</text:p>
            </table:table-cell>
            <table:table-cell table:style-name="Table1.D2" office:value-type="string">
              <text:p text:style-name="P20">Revised version</text:p>
            </table:table-cell>
          </table:table-row>
          <table:table-row table:style-name="Table1.1">
            <table:table-cell table:style-name="Table1.A2" office:value-type="string">
              <text:p text:style-name="P20">1.0.4</text:p>
            </table:table-cell>
            <table:table-cell table:style-name="Table1.A2" office:value-type="string">
              <text:p text:style-name="P20">M. Simonsen</text:p>
            </table:table-cell>
            <table:table-cell table:style-name="Table1.A2" office:value-type="string">
              <text:p text:style-name="P20">03-Apr-09</text:p>
            </table:table-cell>
            <table:table-cell table:style-name="Table1.D2" office:value-type="string">
              <text:p text:style-name="P20">Revised edition</text:p>
            </table:table-cell>
          </table:table-row>
          <table:table-row table:style-name="Table1.1">
            <table:table-cell table:style-name="Table1.A5" office:value-type="string">
              <text:p text:style-name="P20">1.0.5</text:p>
            </table:table-cell>
            <table:table-cell table:style-name="Table1.A5" office:value-type="string">
              <text:p text:style-name="P20">M. Simonsen</text:p>
            </table:table-cell>
            <table:table-cell table:style-name="Table1.A5" office:value-type="string">
              <text:p text:style-name="P20">25-Jun-09</text:p>
            </table:table-cell>
            <table:table-cell table:style-name="Table1.D5" office:value-type="string">
              <text:p text:style-name="P20">Revised edition</text:p>
            </table:table-cell>
          </table:table-row>
          <table:table-row table:style-name="Table1.1">
            <table:table-cell table:style-name="Table1.A5" office:value-type="string">
              <text:p text:style-name="P20">1.1.0</text:p>
            </table:table-cell>
            <table:table-cell table:style-name="Table1.A5" office:value-type="string">
              <text:p text:style-name="P20">M. Simonsen</text:p>
            </table:table-cell>
            <table:table-cell table:style-name="Table1.A5" office:value-type="string">
              <text:p text:style-name="P20">12-Nov-09</text:p>
            </table:table-cell>
            <table:table-cell table:style-name="Table1.D5" office:value-type="string">
              <text:p text:style-name="P20">Revised edition</text:p>
            </table:table-cell>
          </table:table-row>
          <table:table-row table:style-name="Table1.7">
            <table:table-cell table:style-name="Table1.A7" office:value-type="float" office:value="0">
              <text:p text:style-name="Table_20_Text">1.1.5</text:p>
            </table:table-cell>
            <table:table-cell table:style-name="Table1.A5" office:value-type="string">
              <text:p text:style-name="P20">M. Simonsen</text:p>
            </table:table-cell>
            <table:table-cell table:style-name="Table1.A5" office:value-type="string">
              <text:p text:style-name="P20">20-Sep-10</text:p>
            </table:table-cell>
            <table:table-cell table:style-name="Table1.D5" office:value-type="string">
              <text:p text:style-name="P20">Changed name from JCS to Core, refactored to make ReportDaemon</text:p>
            </table:table-cell>
          </table:table-row>
          <table:table-row table:style-name="Table1.7">
            <table:table-cell table:style-name="Table1.A7" office:value-type="float" office:value="0">
              <text:p text:style-name="Table_20_Text">1.1.6</text:p>
            </table:table-cell>
            <table:table-cell table:style-name="Table1.A5" office:value-type="string">
              <text:p text:style-name="P20">M. Simonsen</text:p>
            </table:table-cell>
            <table:table-cell table:style-name="Table1.A5" office:value-type="string">
              <text:p text:style-name="P20">8-Nov-10</text:p>
            </table:table-cell>
            <table:table-cell table:style-name="Table1.D5" office:value-type="string">
              <text:p text:style-name="P20">Added 3 new reports</text:p>
            </table:table-cell>
          </table:table-row>
          <table:table-row table:style-name="Table1.7">
            <table:table-cell table:style-name="Table1.A7" office:value-type="float" office:value="0">
              <text:p text:style-name="Table_20_Text">1.1.7</text:p>
            </table:table-cell>
            <table:table-cell table:style-name="Table1.A5" office:value-type="string">
              <text:p text:style-name="P20">M. Simonsen</text:p>
            </table:table-cell>
            <table:table-cell table:style-name="Table1.A5" office:value-type="string">
              <text:p text:style-name="P20">5-Jan-11</text:p>
            </table:table-cell>
            <table:table-cell table:style-name="Table1.D5" office:value-type="string">
              <text:p text:style-name="P20">Revised edition</text:p>
            </table:table-cell>
          </table:table-row>
          <table:table-row table:style-name="Table1.7">
            <table:table-cell table:style-name="Table1.A7" office:value-type="float" office:value="0">
              <text:p text:style-name="Table_20_Text">1.2.2</text:p>
            </table:table-cell>
            <table:table-cell table:style-name="Table1.A5" office:value-type="string">
              <text:p text:style-name="P20">M. Simonsen</text:p>
            </table:table-cell>
            <table:table-cell table:style-name="Table1.A5" office:value-type="string">
              <text:p text:style-name="P20">25-Nov-11</text:p>
            </table:table-cell>
            <table:table-cell table:style-name="Table1.D5" office:value-type="string">
              <text:p text:style-name="P20">Name change</text:p>
            </table:table-cell>
          </table:table-row>
          <table:table-row table:style-name="Table1.7">
            <table:table-cell table:style-name="Table1.A7" office:value-type="float" office:value="0">
              <text:p text:style-name="Table_20_Text">1.2.3</text:p>
            </table:table-cell>
            <table:table-cell table:style-name="Table1.A5" office:value-type="string">
              <text:p text:style-name="P20">M. Simonsen</text:p>
            </table:table-cell>
            <table:table-cell table:style-name="Table1.A5" office:value-type="string">
              <text:p text:style-name="P20">06-Dec-11</text:p>
            </table:table-cell>
            <table:table-cell table:style-name="Table1.D5" office:value-type="string">
              <text:p text:style-name="P20">Version change</text:p>
            </table:table-cell>
          </table:table-row>
          <table:table-row table:style-name="Table1.7">
            <table:table-cell table:style-name="Table1.A7" office:value-type="float" office:value="0">
              <text:p text:style-name="Table_20_Text">1.5.17</text:p>
            </table:table-cell>
            <table:table-cell table:style-name="Table1.A5" office:value-type="string">
              <text:p text:style-name="P20">M. Simonsen</text:p>
            </table:table-cell>
            <table:table-cell table:style-name="Table1.A5" office:value-type="string">
              <text:p text:style-name="P20">12-Feb-13</text:p>
            </table:table-cell>
            <table:table-cell table:style-name="Table1.D5" office:value-type="string">
              <text:p text:style-name="P20">2013R1</text:p>
            </table:table-cell>
          </table:table-row>
        </table:table>
        <text:h text:style-name="P29" text:outline-level="2" text:is-list-header="true"/>
        <text:p text:style-name="Standard"/>
        <text:h text:style-name="P32" text:outline-level="1"><text:bookmark-start text:name="__RefHeading__826_271005391"/>Introduction<text:bookmark-end text:name="__RefHeading__826_271005391"/></text:h>
        <text:p text:style-name="P18">Fusion Core Server is a key part of Fusion. This server is responsible for a number of tasks which run in the background:</text:p>
        <text:p text:style-name="P18"/>
        <text:list xml:id="list7844218254526253199" text:style-name="L1">
          <text:list-item>
            <text:p text:style-name="P26">updating job counters</text:p>
          </text:list-item>
          <text:list-item>
            <text:p text:style-name="P26">stopping job automatically based on job rules</text:p>
          </text:list-item>
          <text:list-item>
            <text:p text:style-name="P26">remove old, finished jobs (cleanup)</text:p>
          </text:list-item>
          <text:list-item>
            <text:p text:style-name="P26">syslog deletion process, deletes old entries from the syslog database</text:p>
          </text:list-item>
          <text:list-item>
            <text:p text:style-name="P26">report generation</text:p>
          </text:list-item>
          <text:list-item>
            <text:p text:style-name="P26">[2013R1] shell script execution for TR-069/Web</text:p>
          </text:list-item>
          <text:list-item>
            <text:p text:style-name="P26">[2013R1] trigger release detection</text:p>
          </text:list-item>
          <text:list-item>
            <text:p text:style-name="P26">[2013R1] heartbeat detection</text:p>
            <text:list>
              <text:list-header>
                <text:p text:style-name="P27"/>
              </text:list-header>
            </text:list>
          </text:list-item>
        </text:list>
        <text:h text:style-name="P30" text:outline-level="1"><text:bookmark-start text:name="__RefHeading__828_271005391"/>Configuration<text:bookmark-end text:name="__RefHeading__828_271005391"/></text:h>
        <text:p text:style-name="P12">The configuration of the Core server is important, because if not done properly it may cause a very heavy load on Fusion database. The two main culprits are syslog deletion and report generation, so take extra care around those issues. Let's go through the configuration step by step.</text:p>
        <text:p text:style-name="P12"/>
        <text:p text:style-name="P12"/>
        <text:p text:style-name="Code"># --- Controls ---</text:p>
        <text:p text:style-name="Code"/>
        <text:p text:style-name="Code"># In general, read the doc about the groups/jobs and the core server. </text:p>
        <text:p text:style-name="Code"/>
        <text:p text:style-name="Code"># Old completed jobs must be removed from the job system, because it will </text:p>
        <text:p text:style-name="Code"># decrease performance in the long run to keep them there. Hence this value. </text:p>
        <text:p text:style-name="Code"># In hours. Default is 48.</text:p>
        <text:p text:style-name="Code"><text:span text:style-name="T5">completed.job.limit = </text:span><text:span text:style-name="T8">48</text:span></text:p>
        <text:p text:style-name="Code"/>
        <text:p text:style-name="Body"/>
        <text:p text:style-name="P18">Simply specify an hour limit where old completed jobs are removed from the system. </text:p>
        <text:p text:style-name="Body"/>
        <text:p text:style-name="Code"/>
        <text:p text:style-name="Code"># The <text:span text:style-name="T11">syslog</text:span> table must not grow too enormous, so we must delete old rows after </text:p>
        <text:p text:style-name="Code"># some time. However, some rows/entries are more interesting than others time. To</text:p>
        <text:p text:style-name="Code"># address this need Fusion supports the deletion of <text:span text:style-name="T11">syslog</text:span> entries based on severity</text:p>
        <text:p text:style-name="Code"># of the entry. In addition it is possible to set a deletion limit for a specific</text:p>
        <text:p text:style-name="Code"># <text:span text:style-name="T11">syslog</text:span> event (must be set in Fusion Shell/Web). When conflict between the severity</text:p>
        <text:p text:style-name="Code"># limit and the event limit occurs, the highest value will "win".</text:p>
        <text:p text:style-name="Code"/>
        <text:p text:style-name="Code"># All values are stated as a number of days to save before deletion. <text:s/></text:p>
        <text:p text:style-name="Code"># Default 90 days for severity 0 (Emergency)</text:p>
        <text:p text:style-name="Code"><text:span text:style-name="T5">syslog.severity.0.limit = </text:span><text:span text:style-name="T8">90</text:span></text:p>
        <text:p text:style-name="Code"># Default 90 days for severity 1 (Alert)</text:p>
        <text:p text:style-name="Code"><text:span text:style-name="T5">syslog.severity.1.limit = </text:span><text:span text:style-name="T8">90</text:span></text:p>
        <text:p text:style-name="Code"># Default 90 days for severity 2 (Critical)</text:p>
        <text:p text:style-name="Code"><text:span text:style-name="T5">syslog.severity.2.limit = </text:span><text:span text:style-name="T8">90</text:span></text:p>
        <text:p text:style-name="Code"># Default 90 days for severity 3 (Error)</text:p>
        <text:p text:style-name="Code"><text:span text:style-name="T5">syslog.severity.3.limit = </text:span><text:span text:style-name="T8">90</text:span></text:p>
        <text:p text:style-name="Code"># Default 60 days for severity 4 (Warning)</text:p>
        <text:p text:style-name="Code"><text:span text:style-name="T5">syslog.severity.4.limit = </text:span><text:span text:style-name="T8">60</text:span></text:p>
        <text:p text:style-name="Code"># Default 30 days for severity 5 (Notice)</text:p>
        <text:p text:style-name="Code"><text:span text:style-name="T5">syslog.severity.5.limit = </text:span><text:span text:style-name="T8">30</text:span></text:p>
        <text:p text:style-name="Code"># Default 7 days for severity 6 (Info)</text:p>
        <text:p text:style-name="Code"><text:span text:style-name="T5">syslog.severity.6.limit = </text:span><text:span text:style-name="T8">7</text:span></text:p>
        <text:p text:style-name="Code"># Default 4 days for severity 7 (Debug)</text:p>
        <text:p text:style-name="Code"><text:span text:style-name="T5">syslog.severity.7.limit = </text:span><text:span text:style-name="T8">4</text:span></text:p>
        <text:p text:style-name="Code"/>
        <text:p text:style-name="P18"/>
        <text:p text:style-name="P18">The most probable distribution of your syslog messages is an clear overweight of info/debug message (if the devices or your Fusion system is set to log at this level). Then we expect less and less messages for each loglevel going up in severity. Thus there is little risk in keeping Errors a long time in the database, presumably because you do not want to loose such important data. As the number of messages in your syslog table grows, the time it takes to delete will also increase. You should therefore monitor xaps-core-heavy.log and see how long it takes. Keep in mind that if there are syslog messages you want to retain longer, you can override this severity based deletion limits and create a syslog event for that particular message with its own deletion limit.</text:p>
        <text:p text:style-name="P18"/>
        <text:p text:style-name="Code"># <text:span text:style-name="T11">Syslog</text:span> cleanup is very important to keep the database size in check.</text:p>
        <text:p text:style-name="Code"><text:soft-page-break/># If activated it will only run in the first hour after midnight.</text:p>
        <text:p text:style-name="Code"># There are three modes:</text:p>
        <text:p text:style-name="Code">#</text:p>
        <text:p text:style-name="Code"># normal : Will delete according to the deletion rules defined above as</text:p>
        <text:p text:style-name="Code"># well as the <text:span text:style-name="T11">syslog</text:span>-event deletion limits. </text:p>
        <text:p text:style-name="Code">#</text:p>
        <text:p text:style-name="Code"># comprehensive: Will delete using the same rules as in normal mode. </text:p>
        <text:p text:style-name="Code"># However, the normal mode will not check the entire database, only the </text:p>
        <text:p text:style-name="Code"># most recent days. Comprehensive will check the whole database, but</text:p>
        <text:p text:style-name="Code"># this is only necessary if you suspect a lot of garbage have been </text:p>
        <text:p text:style-name="Code"># gathered in the <text:span text:style-name="T11">syslog</text:span> database. <text:s text:c="2"/></text:p>
        <text:p text:style-name="Code">#</text:p>
        <text:p text:style-name="Code"># off: Will not run the deletion routine. Never set this is production</text:p>
        <text:p text:style-name="Code"># other than for short tests of this module.</text:p>
        <text:p text:style-name="Code"># </text:p>
        <text:p text:style-name="Code"># Default mode is normal.</text:p>
        <text:p text:style-name="P22"><text:span text:style-name="T7">syslog.cleanup = </text:span><text:span text:style-name="T10">normal</text:span></text:p>
        <text:p text:style-name="Body"/>
        <text:p text:style-name="P18">The comments explains the reason behind this setting. Keep it "normal" as the default setting suggest.</text:p>
        <text:p text:style-name="Body"/>
        <text:p text:style-name="Code"/>
        <text:p text:style-name="Code"># If the server is a staging server (a special type of server only used by Ping </text:p>
        <text:p text:style-name="Code"># Communications), then all UNCONFIRMED_FAILED jobs will be set to COMPLETED_OK </text:p>
        <text:p text:style-name="Code"># after one hour, because the units are assumed to be staged to another </text:p>
        <text:p text:style-name="Code"># provisioning server. Specify true/false. Default is false.</text:p>
        <text:p text:style-name="Code"><text:span text:style-name="T5">staging = </text:span><text:span text:style-name="T8">false</text:span></text:p>
        <text:p text:style-name="Code"/>
        <text:p text:style-name="Body"/>
        <text:p text:style-name="P18">This setting should always be false unless you are actually running a staging server. This is something only producers of devices would do, so it's a very special case.</text:p>
        <text:p text:style-name="Body"/>
        <text:p text:style-name="Code"># --- Reports ---</text:p>
        <text:p text:style-name="Code"># Fusion will always produce Unit-reports (counting units). In addition</text:p>
        <text:p text:style-name="Code"># you may specify "Basic" (to get Group/Job/<text:span text:style-name="T11">Syslog</text:span>-reports) and "<text:span text:style-name="T11">Pingcom</text:span>"</text:p>
        <text:p text:style-name="Code"># to get VoIP/Hardware-reports. The latter is only possible if provisioning</text:p>
        <text:p text:style-name="Code"># NPA201E, NPA101E, RGW208EN or IAD208AN devices.</text:p>
        <text:p text:style-name="Code"># Default is empty string</text:p>
        <text:p text:style-name="Code"># Examples:</text:p>
        <text:p text:style-name="Code"># daily.reports = </text:p>
        <text:p text:style-name="Code"># daily.reports = Basic</text:p>
        <text:p text:style-name="Code"># daily reports = Basic, <text:span text:style-name="T11">Pingcom</text:span></text:p>
        <text:p text:style-name="Code"/>
        <text:p text:style-name="Code">daily.reports = </text:p>
        <text:p text:style-name="Code">hourly.reports = </text:p>
        <text:p text:style-name="Code"/>
        <text:p text:style-name="Body"/>
        <text:p text:style-name="P18">Reports are a very important asset of Fusion. However, it requires a certificate for this particular feature to actually view the report information in Fusion Web. This backend process is only about gathering the information. The process is at times very slow, and you should also monitor this (fusion-core.log) and see if you're running too many reports. </text:p>
        <text:p text:style-name="P18"/>
        <text:p text:style-name="Code"># --- Shell Script Daemon ---</text:p>
        <text:p text:style-name="Code"/>
        <text:p text:style-name="Code"># This is the maximum number of shell script daemons <text:span text:style-name="T11">pr</text:span> user.</text:p>
        <text:p text:style-name="Code"># The daemon is used whenever a script execution is requested, which</text:p>
        <text:p text:style-name="Code"># can come from a Job, Trigger, SyslogEvent, Web (Script Execution Page) </text:p>
        <text:p text:style-name="Code"># and Shell (<text:span text:style-name="T11">setexecution</text:span> command). Default size is 4. <text:s/></text:p>
        <text:p text:style-name="Code"><text:span text:style-name="T5">shellscript.poolsize = </text:span><text:span text:style-name="T8">4</text:span></text:p>
        <text:p text:style-name="Code"/>
        <text:p text:style-name="Code"><text:soft-page-break/># The number of days to keep old script executions, both executed, failed</text:p>
        <text:p text:style-name="Code"># or not started. Default is 7.</text:p>
        <text:p text:style-name="Code"><text:span text:style-name="T5">shellscript.limit = </text:span><text:span text:style-name="T8">7</text:span><text:span text:style-name="T5"> </text:span></text:p>
        <text:p text:style-name="Code"/>
        <text:p text:style-name="P18"/>
        <text:p text:style-name="P18">Specify some limits in order to control how much resources the shell-script executions should take. </text:p>
        <text:p text:style-name="P18"/>
        <text:p text:style-name="P18"/>
        <text:p text:style-name="Code"/>
        <text:p text:style-name="Code"/>
        <text:p text:style-name="Code"># --- Database --- </text:p>
        <text:p text:style-name="Code"/>
        <text:p text:style-name="Code"># Fusion database configuration. Format &lt;user&gt;/&lt;password&gt;@&lt;<text:span text:style-name="T11">jdbc</text:span>-<text:span text:style-name="T11">url</text:span>&gt;</text:p>
        <text:p text:style-name="Code">#db.xaps = <text:span text:style-name="T11">xaps</text:span>/<text:span text:style-name="T11">xaps@jdbc:oracle:thin</text:span>:@//<text:span text:style-name="T11">localhost</text:span>:1521/<text:span text:style-name="T11">orcl</text:span></text:p>
        <text:p text:style-name="Code"><text:span text:style-name="T5">db.xaps = </text:span><text:span text:style-name="T9">xaps</text:span><text:span text:style-name="T8">/xaps</text:span><text:span text:style-name="T9">@jdbc</text:span><text:span text:style-name="T6">:</text:span><text:span text:style-name="T9">mysql</text:span><text:span text:style-name="T8">://localhost:3306/</text:span><text:span text:style-name="T9">xaps</text:span></text:p>
        <text:p text:style-name="Code"/>
        <text:p text:style-name="Code"># <text:span text:style-name="T11">Syslog</text:span> database configuration.</text:p>
        <text:p text:style-name="Code"># Default is to place <text:span text:style-name="T11">syslog</text:span> on the same database as <text:span text:style-name="T11">xaps</text:span>. However, you may</text:p>
        <text:p text:style-name="Code"># specify a database placed elsewhere, to relieve the <text:span text:style-name="T11">xaps</text:span> database of excessive</text:p>
        <text:p text:style-name="Code"># load from <text:span text:style-name="T11">syslogging</text:span>.</text:p>
        <text:p text:style-name="Code"><text:span text:style-name="T5">db.syslog = </text:span><text:span text:style-name="T8">db.xaps</text:span></text:p>
        <text:p text:style-name="P19"/>
        <text:p text:style-name="P12">The database setup and the log4j setup is similar to all the other modules.</text:p>
        <text:p text:style-name="P12"/>
        <text:p text:style-name="P12"/>
        <text:h text:style-name="P30" text:outline-level="1"><text:bookmark-start text:name="__RefHeading__830_271005391"/>Operation<text:bookmark-end text:name="__RefHeading__830_271005391"/></text:h>
        <text:p text:style-name="P12">Fusion Core Server performs several tasks simultaneously using many different "daemons" (background processes). These are:</text:p>
        <text:p text:style-name="P12"/>
        <text:list xml:id="list30526009" text:continue-numbering="true" text:style-name="L1">
          <text:list-item>
            <text:p text:style-name="P26">updating job counters</text:p>
          </text:list-item>
          <text:list-item>
            <text:p text:style-name="P26">stopping job automatically based on job rules</text:p>
          </text:list-item>
          <text:list-item>
            <text:p text:style-name="P26">remove old, finished jobs (cleanup)</text:p>
          </text:list-item>
          <text:list-item>
            <text:p text:style-name="P26">syslog deletion process, deletes old entries from the syslog database</text:p>
          </text:list-item>
          <text:list-item>
            <text:p text:style-name="P26">report generation</text:p>
          </text:list-item>
          <text:list-item>
            <text:p text:style-name="P26">[2013R1] shell script execution for TR-069/Web</text:p>
          </text:list-item>
          <text:list-item>
            <text:p text:style-name="P26">[2013R1] trigger release detection</text:p>
          </text:list-item>
          <text:list-item>
            <text:p text:style-name="P26">[2013R1] heartbeat detection</text:p>
          </text:list-item>
        </text:list>
        <text:p text:style-name="Body"/>
        <text:p text:style-name="P18">The operations are described in the log fusion-core.log, and should for all practical purposes remain background/unimportant to users of Fusion. However, at times the Core server may introduce heavy load on the server CPU/Memory/etc, so in those cases you should look into the log to see if there's any on-going process. It should then be possible to tune the configuration to lower the impact on the server resources.</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1"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21.491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8Num2z2" style:family="text">
      <style:text-properties style:font-name="Wingdings"/>
    </style:style>
    <style:style style:name="Standardskrift_20_for_20_avsnitt" style:display-name="Standardskrift for avsnitt" style:family="text"/>
    <style:style style:name="WW8Num3z0"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Standardskrift_20_for_20_avsnitt1" style:display-name="Standardskrift for avsnitt1" style:family="text"/>
    <style:style style:name="Absatz-Standardschriftart" style:family="text"/>
    <style:style style:name="WW-Absatz-Standardschriftart" style:family="text"/>
    <style:style style:name="WW-Absatz-Standardschriftart1" style:family="text"/>
    <style:style style:name="Default_20_Paragraph_20_Font1" style:display-name="Default Paragraph Font1" style:family="text"/>
    <style:style style:name="WW-Absatz-Standardschriftart11" style:family="text"/>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1"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1"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text-properties fo:color="#3366ff" fo:font-size="12pt" fo:font-weight="bold" style:font-size-asian="12pt" style:font-weight-asian="bold" style:font-size-complex="12pt"/>
    </style:style>
    <style:style style:name="MP4" style:family="paragraph" style:parent-style-name="Footer">
      <style:paragraph-properties fo:text-align="start" style:justify-single-word="false"/>
    </style:style>
    <style:style style:name="MP5" style:family="paragraph" style:parent-style-name="Header">
      <style:text-properties fo:color="#3366ff" fo:font-size="12pt" fo:language="en" fo:country="US" fo:font-weight="bold" style:font-size-asian="12pt" style:font-weight-asian="bold" style:font-size-complex="12pt"/>
    </style:style>
    <style:style style:name="MP6" style:family="paragraph" style:parent-style-name="Standard">
      <style:text-properties fo:language="nb" fo:country="NO"/>
    </style:style>
    <style:style style:name="MP7" style:family="paragraph">
      <style:paragraph-properties fo:text-align="center" style:writing-mode="lr-tb"/>
      <style:text-properties fo:font-size="24pt"/>
    </style:style>
    <style:style style:name="MP8" style:family="paragraph" style:parent-style-name="Header">
      <style:text-properties style:font-size-complex="8pt"/>
    </style:style>
    <style:style style:name="MP9" style:family="paragraph" style:parent-style-name="Footer">
      <style:paragraph-properties fo:margin-left="0cm" fo:margin-right="0.635cm" fo:text-indent="0cm" style:auto-text-indent="false"/>
    </style:style>
    <style:style style:name="MP10" style:family="paragraph" style:parent-style-name="Standard">
      <style:paragraph-properties fo:text-align="end" style:justify-single-word="false"/>
    </style:style>
    <style:style style:name="MT1" style:family="text">
      <style:text-properties fo:color="#3366ff" fo:font-size="12pt" fo:font-weight="bold" style:font-size-asian="12pt" style:font-weight-asian="bold" style:font-size-complex="12pt"/>
    </style:style>
    <style:style style:name="MT2" style:family="text">
      <style:text-properties fo:color="#3366ff" fo:font-size="8pt" fo:font-weight="bold" style:font-size-asian="8pt" style:font-weight-asian="bold" style:font-size-complex="8pt"/>
    </style:style>
    <style:style style:name="MT3" style:family="text">
      <style:text-properties fo:font-size="8pt" fo:font-weight="bold" style:font-size-asian="8pt" style:font-weight-asian="bold" style:font-size-complex="8pt"/>
    </style:style>
    <style:style style:name="MT4" style:family="text"/>
    <style:style style:name="MT5" style:family="text">
      <style:text-properties fo:color="#c80000"/>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Mgr1" style:family="graphic">
      <style:graphic-properties draw:stroke="solid" svg:stroke-width="0.026cm" svg:stroke-color="#3366ff"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0.845cm" fo:margin-left="2.501cm" fo:margin-right="2.501cm" fo:border-top="none" fo:border-bottom="0.018cm solid #000000" fo:border-left="none" fo:border-right="none" fo:padding-top="0cm" fo:padding-bottom="0.388cm" fo:padding-left="0cm" fo:padding-right="0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shadow="none" fo:background-color="transparent" style:dynamic-spacing="false">
          <style:background-image/>
        </style:header-footer-properties>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draw:frame draw:style-name="Mfr1" draw:name="graphics1" text:anchor-type="char" svg:x="1.979cm" svg:y="2.88cm" svg:width="12.481cm" svg:height="2.604cm" draw:z-index="0"><draw:image xlink:href="Pictures/100000000000016A0000004E006CA83D.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1" style:next-style-name="Next_20_convert_20_1">
      <style:header>
        <text:p text:style-name="MP3"/>
      </style:header>
      <style:footer>
        <text:p text:style-name="MP4"/>
      </style:footer>
    </style:master-page>
    <style:master-page style:name="Next_20_convert_20_1" style:display-name="Next convert 1" style:page-layout-name="Mpm1">
      <style:header>
        <text:p text:style-name="MP5"><draw:frame draw:style-name="Mfr2" draw:name="Frame2" text:anchor-type="char" svg:x="11.495cm" svg:y="0.032cm" svg:width="4.179cm" svg:height="1.155cm" draw:z-index="0"><draw:text-box><text:p text:style-name="MP6"><draw:frame draw:style-name="Mfr3" draw:name="graphics2" text:anchor-type="as-char" svg:width="4.179cm" svg:height="1.157cm" draw:z-index="0"><draw:image xlink:href="Pictures/2000001400001575000005D8FCBAC2B6.wmf" xlink:type="simple" xlink:show="embed" xlink:actuate="onLoad"/></draw:frame></text:p></draw:text-box></draw:frame></text:p>
        <text:p text:style-name="Header"><text:span text:style-name="MT1">xAPS Shell User Manual</text:span><text:span text:style-name="MT2"> <text:s text:c="6"/></text:span></text:p>
        <text:p text:style-name="Header"><draw:line text:anchor-type="char" draw:z-index="1" draw:style-name="Mgr1" draw:text-style-name="MP7" svg:x1="-89478.484cm" svg:y1="-89478.484cm" svg:x2="-89464.567cm" svg:y2="-89478.484cm"><text:p/></draw:line><text:span text:style-name="MT3"> </text:span><text:s text:c="5"/></text:p>
        <text:p text:style-name="MP8"/>
      </style:header>
      <style:footer>
        <text:p text:style-name="MP9"><draw:frame draw:style-name="Mfr4" draw:name="Frame1" text:anchor-type="char" svg:x="18.272cm" svg:y="0.002cm" svg:width="0.224cm" svg:height="0.427cm" draw:z-index="0"><draw:text-box><text:p text:style-name="Footer"><text:span text:style-name="Page_20_Number"><text:page-number text:select-page="current"/></text:span></text:p></draw:text-box></draw:frame>Owera AS, <text:date style:data-style-name="N76" text:date-value="2013-03-01T10:38:04.03"/><text:tab/><text:span text:style-name="MT5">Restricted</text:span><text:tab/> </text:p>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3">
      <style:header>
        <text:p text:style-name="MP10"><text:s/>page <text:page-number text:select-page="current">8</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9-02-23T17:11:00</meta:creation-date>
    <dc:date>2013-03-01T10:38:03.94</dc:date>
    <meta:print-date>2009-02-23T17:09:00</meta:print-date>
    <meta:editing-cycles>45</meta:editing-cycles>
    <meta:editing-duration>PT17H59M57S</meta:editing-duration>
    <meta:generator>OpenOffice.org/3.4.1$Win32 OpenOffice.org_project/341m1$Build-9593</meta:generator>
    <dc:creator>Morten Simonsen</dc:creator>
    <meta:document-statistic meta:table-count="1" meta:image-count="2" meta:object-count="0" meta:page-count="8" meta:paragraph-count="186" meta:word-count="1336" meta:character-count="8009"/>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